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Horizontal_20_Line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erias, recursos y scripts para el recolectado, uso y reutilización de datos: </text:p>
      <text:p text:style-name="P1"/>
      <text:list xml:id="list447947738979843381" text:style-name="L1">
        <text:list-item>
          <text:p text:style-name="P4"><text:span text:style-name="Strong_20_Emphasis">esri2open</text:span> esri2open - ESRI toolbox and tool(s) that exports ESRI Feature Classes to open data formats, CSV, JSON, SQLite, and GeoJSON. <text:a xlink:type="simple" xlink:href="https://github.com/opendata/esri2open" office:target-frame-name="_blank" xlink:show="new">esri2open</text:a> </text:p>
          <text:p text:style-name="P4"/>
        </text:list-item>
        <text:list-item>
          <text:p text:style-name="P4"><text:span text:style-name="Strong_20_Emphasis">data-import</text:span> PHP library offers a way to read data from, and write data to, a range of file formats and media. Additionally, it includes tools to manipulate your data. <text:a xlink:type="simple" xlink:href="https://github.com/ddeboer/data-import" office:target-frame-name="_blank" xlink:show="new">data-import</text:a> </text:p>
          <text:p text:style-name="P4"/>
        </text:list-item>
        <text:list-item>
          <text:p text:style-name="P4"><text:span text:style-name="Strong_20_Emphasis">opendata certificate</text:span> The ODI's Open Data Certificate server. Certificates can be created and updated using the JSON API. <text:a xlink:type="simple" xlink:href="https://github.com/theodi/open-data-certificate" office:target-frame-name="_blank" xlink:show="new">opendata certificate</text:a> </text:p>
          <text:p text:style-name="P4"/>
        </text:list-item>
        <text:list-item>
          <text:p text:style-name="P4"><text:span text:style-name="Strong_20_Emphasis">dbpedia extraction framework</text:span> The software used to extract structured data from Wikipedia. <text:a xlink:type="simple" xlink:href="https://github.com/dbpedia/extraction-framework" office:target-frame-name="_blank" xlink:show="new">dbpedia extraction framework</text:a> </text:p>
          <text:p text:style-name="P4"/>
        </text:list-item>
      </text:list>
      <text:p text:style-name="P3"/>
      <text:list xml:id="list190527402127435" text:continue-numbering="true" text:style-name="L1">
        <text:list-header>
          <text:p text:style-name="P5"/>
          <text:p text:style-name="P4"/>
        </text:list-header>
        <text:list-item>
          <text:p text:style-name="P2">+<text:span text:style-name="Strong_20_Emphasis">Nombre Recurso</text:span> Descripción de uso. <text:a xlink:type="simple" xlink:href="../../../../var/www/html/opendata/url" office:target-frame-name="_blank" xlink:show="new">Url recurso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</meta:initial-creator>
    <meta:creation-date>2016-04-09T19:04:36.110796185</meta:creation-date>
    <dc:date>2016-04-09T19:05:26.669008151</dc:date>
    <dc:creator>jordi </dc:creator>
    <meta:editing-duration>P0D</meta:editing-duration>
    <meta:editing-cycles>1</meta:editing-cycles>
    <meta:document-statistic meta:table-count="0" meta:image-count="0" meta:object-count="0" meta:page-count="1" meta:paragraph-count="12" meta:word-count="117" meta:character-count="725" meta:non-whitespace-character-count="619"/>
    <meta:generator>LibreOffice/4.2.8.2$Linux_X86_64 LibreOffice_project/420m0$Build-2</meta:generator>
  </office:meta>
</office:document-meta>
</file>